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color="#008000"/>
    </style:style>
    <style:style style:name="ce2" style:family="table-cell" style:parent-style-name="Default" style:data-style-name="N60"/>
    <style:style style:name="ce3" style:family="table-cell" style:parent-style-name="Default">
      <style:text-properties style:font-name="Nimbus Sans L" style:font-name-asian="DejaVu Sans" style:font-name-complex="FreeSans"/>
    </style:style>
    <style:style style:name="T1" style:family="text">
      <style:text-properties style:font-name-asian="DejaVu Sans" style:font-name-complex="FreeSans"/>
    </style:style>
    <style:style style:name="T2" style:family="text">
      <style:text-properties fo:color="#0000ff" style:font-name-asian="DejaVu Sans" style:font-name-complex="FreeSans"/>
    </style:style>
    <style:style style:name="T3" style:family="text">
      <style:text-properties fo:color="#ff0000" style:font-name-asian="DejaVu Sans" style:font-name-complex="FreeSans"/>
    </style:style>
    <style:style style:name="T4" style:family="text">
      <style:text-properties fo:color="#ff00ff" style:font-name-asian="DejaVu Sans" style:font-name-complex="FreeSans"/>
    </style:style>
    <style:style style:name="T5" style:family="text">
      <style:text-properties fo:color="#008000" style:font-name-asian="DejaVu Sans" style:font-name-complex="FreeSans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Objet</text:p>
          </table:table-cell>
          <table:table-cell office:value-type="string">
            <text:p>Rouge</text:p>
          </table:table-cell>
          <table:table-cell office:value-type="string">
            <text:p>Vert</text:p>
          </table:table-cell>
          <table:table-cell office:value-type="string">
            <text:p>Bleu</text:p>
          </table:table-cell>
          <table:table-cell table:number-columns-repeated="4"/>
        </table:table-row>
        <table:table-row table:style-name="ro1">
          <table:table-cell office:value-type="string">
            <text:p>Béton blanc</text:p>
          </table:table-cell>
          <table:table-cell office:value-type="float" office:value="198">
            <text:p>198</text:p>
          </table:table-cell>
          <table:table-cell office:value-type="float" office:value="248">
            <text:p>248</text:p>
          </table:table-cell>
          <table:table-cell office:value-type="float" office:value="236">
            <text:p>236</text:p>
          </table:table-cell>
          <table:table-cell table:formula="of:=[.B2]/[.C2]" office:value-type="float" office:value="0.798387096774194">
            <text:p>0,7983870968</text:p>
          </table:table-cell>
          <table:table-cell table:formula="of:=[.B2]/[.D2]" office:value-type="float" office:value="0.838983050847458">
            <text:p>0,8389830508</text:p>
          </table:table-cell>
          <table:table-cell/>
          <table:table-cell table:formula="of:=EXP(-1*([.F2]-[.$B$13])^2/(2*[.$B$12]^2))/([.$B$12]*SQRT(2*PI()))" office:value-type="float" office:value="1.09124982092379">
            <text:p>1,0912498209</text:p>
          </table:table-cell>
        </table:table-row>
        <table:table-row table:style-name="ro1">
          <table:table-cell office:value-type="string">
            <text:p>Béton marron</text:p>
          </table:table-cell>
          <table:table-cell office:value-type="float" office:value="188">
            <text:p>188</text:p>
          </table:table-cell>
          <table:table-cell office:value-type="float" office:value="174">
            <text:p>174</text:p>
          </table:table-cell>
          <table:table-cell office:value-type="float" office:value="165">
            <text:p>165</text:p>
          </table:table-cell>
          <table:table-cell table:formula="of:=[.B3]/[.C3]" office:value-type="float" office:value="1.08045977011494">
            <text:p>1,0804597701</text:p>
          </table:table-cell>
          <table:table-cell table:formula="of:=[.B3]/[.D3]" office:value-type="float" office:value="1.13939393939394">
            <text:p>1,1393939394</text:p>
          </table:table-cell>
          <table:table-cell/>
          <table:table-cell table:formula="of:=EXP(-1*([.F3]-[.$B$13])^2/(2*[.$B$12]^2))/([.$B$12]*SQRT(2*PI()))" office:value-type="float" office:value="1.51000512189015">
            <text:p>1,5100051219</text:p>
          </table:table-cell>
        </table:table-row>
        <table:table-row table:style-name="ro1">
          <table:table-cell table:style-name="ce1" office:value-type="string">
            <text:p>Feuilles d'arbre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27">
            <text:p>127</text:p>
          </table:table-cell>
          <table:table-cell table:style-name="ce1" table:formula="of:=[.B4]/[.C4]" office:value-type="float" office:value="0.977941176470588">
            <text:p>0,9779411765</text:p>
          </table:table-cell>
          <table:table-cell table:style-name="ce1" table:formula="of:=[.B4]/[.D4]" office:value-type="float" office:value="1.04724409448819">
            <text:p>1,0472440945</text:p>
          </table:table-cell>
          <table:table-cell/>
          <table:table-cell table:formula="of:=EXP(-1*([.F4]-[.$B$13])^2/(2*[.$B$12]^2))/([.$B$12]*SQRT(2*PI()))" office:value-type="float" office:value="3.56814672585311">
            <text:p>3,5681467259</text:p>
          </table:table-cell>
        </table:table-row>
        <table:table-row table:style-name="ro1">
          <table:table-cell table:style-name="ce1" office:value-type="string">
            <text:p>Herbe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57">
            <text:p>157</text:p>
          </table:table-cell>
          <table:table-cell table:style-name="ce1" office:value-type="float" office:value="149">
            <text:p>149</text:p>
          </table:table-cell>
          <table:table-cell table:style-name="ce1" table:formula="of:=[.B5]/[.C5]" office:value-type="float" office:value="0.993630573248408">
            <text:p>0,9936305732</text:p>
          </table:table-cell>
          <table:table-cell table:style-name="ce1" table:formula="of:=[.B5]/[.D5]" office:value-type="float" office:value="1.04697986577181">
            <text:p>1,0469798658</text:p>
          </table:table-cell>
          <table:table-cell/>
          <table:table-cell table:formula="of:=EXP(-1*([.F5]-[.$B$13])^2/(2*[.$B$12]^2))/([.$B$12]*SQRT(2*PI()))" office:value-type="float" office:value="3.57259124128114">
            <text:p>3,5725912413</text:p>
          </table:table-cell>
        </table:table-row>
        <table:table-row table:style-name="ro1">
          <table:table-cell table:style-name="ce1" office:value-type="string">
            <text:p>Forêt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26">
            <text:p>126</text:p>
          </table:table-cell>
          <table:table-cell table:style-name="ce1" table:formula="of:=[.B6]/[.C6]" office:value-type="float" office:value="0.977443609022556">
            <text:p>0,977443609</text:p>
          </table:table-cell>
          <table:table-cell table:style-name="ce1" table:formula="of:=[.B6]/[.D6]" office:value-type="float" office:value="1.03174603174603">
            <text:p>1,0317460317</text:p>
          </table:table-cell>
          <table:table-cell/>
          <table:table-cell table:formula="of:=EXP(-1*([.F6]-[.$B$13])^2/(2*[.$B$12]^2))/([.$B$12]*SQRT(2*PI()))" office:value-type="float" office:value="3.79337465501473">
            <text:p>3,793374655</text:p>
          </table:table-cell>
        </table:table-row>
        <table:table-row table:style-name="ro1">
          <table:table-cell office:value-type="string">
            <text:p>Ciel Bleu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formula="of:=[.B7]/[.C7]" office:value-type="float" office:value="1.11111111111111">
            <text:p>1,1111111111</text:p>
          </table:table-cell>
          <table:table-cell table:formula="of:=[.B7]/[.D7]" office:value-type="float" office:value="1.28205128205128">
            <text:p>1,2820512821</text:p>
          </table:table-cell>
          <table:table-cell/>
          <table:table-cell table:formula="of:=EXP(-1*([.F7]-[.$B$13])^2/(2*[.$B$12]^2))/([.$B$12]*SQRT(2*PI()))" office:value-type="float" office:value="0.0747205797930106">
            <text:p>0,0747205798</text:p>
          </table:table-cell>
        </table:table-row>
        <table:table-row table:style-name="ro1">
          <table:table-cell office:value-type="string">
            <text:p>Nuage (léger)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84">
            <text:p>84</text:p>
          </table:table-cell>
          <table:table-cell table:formula="of:=[.B8]/[.C8]" office:value-type="float" office:value="1.04210526315789">
            <text:p>1,0421052632</text:p>
          </table:table-cell>
          <table:table-cell table:formula="of:=[.B8]/[.D8]" office:value-type="float" office:value="1.17857142857143">
            <text:p>1,1785714286</text:p>
          </table:table-cell>
          <table:table-cell/>
          <table:table-cell table:formula="of:=EXP(-1*([.F8]-[.$B$13])^2/(2*[.$B$12]^2))/([.$B$12]*SQRT(2*PI()))" office:value-type="float" office:value="0.809983667327084">
            <text:p>0,8099836673</text:p>
          </table:table-cell>
        </table:table-row>
        <table:table-row table:style-name="ro1">
          <table:table-cell office:value-type="string">
            <text:p>Feuilles d'arbre (ombre)</text:p>
          </table:table-cell>
          <table:table-cell table:number-columns-repeated="2" office:value-type="float" office:value="38">
            <text:p>38</text:p>
          </table:table-cell>
          <table:table-cell office:value-type="float" office:value="36">
            <text:p>36</text:p>
          </table:table-cell>
          <table:table-cell table:formula="of:=[.B9]/[.C9]" office:value-type="float" office:value="1">
            <text:p>1</text:p>
          </table:table-cell>
          <table:table-cell table:formula="of:=[.B9]/[.D9]" office:value-type="float" office:value="1.05555555555556">
            <text:p>1,0555555556</text:p>
          </table:table-cell>
          <table:table-cell/>
          <table:table-cell table:formula="of:=EXP(-1*([.F9]-[.$B$13])^2/(2*[.$B$12]^2))/([.$B$12]*SQRT(2*PI()))" office:value-type="float" office:value="3.41892294166129">
            <text:p>3,4189229417</text:p>
          </table:table-cell>
        </table:table-row>
        <table:table-row table:style-name="ro1">
          <table:table-cell office:value-type="string">
            <text:p>Herbe (ombre)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table:formula="of:=[.B10]/[.C10]" office:value-type="float" office:value="0.975609756097561">
            <text:p>0,9756097561</text:p>
          </table:table-cell>
          <table:table-cell table:formula="of:=[.B10]/[.D10]" office:value-type="float" office:value="1.11111111111111">
            <text:p>1,1111111111</text:p>
          </table:table-cell>
          <table:table-cell/>
          <table:table-cell table:formula="of:=EXP(-1*([.F10]-[.$B$13])^2/(2*[.$B$12]^2))/([.$B$12]*SQRT(2*PI()))" office:value-type="float" office:value="2.15192461003031">
            <text:p>2,1519246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sigma</text:p>
          </table:table-cell>
          <table:table-cell table:style-name="ce2" office:value-type="float" office:value="0.1">
            <text:p>1,00E-001</text:p>
          </table:table-cell>
          <table:table-cell table:number-columns-repeated="6"/>
        </table:table-row>
        <table:table-row table:style-name="ro2">
          <table:table-cell office:value-type="string">
            <text:p>mu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" office:value-type="string">
            <text:p><text:span text:style-name="T1">EXP(-1*(</text:span><text:span text:style-name="T2">F2</text:span><text:span text:style-name="T1">-</text:span><text:span text:style-name="T3">$B$13</text:span><text:span text:style-name="T1">)^2/(2*</text:span><text:span text:style-name="T4">$B$12</text:span><text:span text:style-name="T1">^2))/(</text:span><text:span text:style-name="T5">$B$12</text:span><text:span text:style-name="T1">*RACINE(2*PI()))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v=exp(-1*(v-1)^2/(2*0.1^2))/(0.1*sqrt(2*3.14))</text:p>
          </table:table-cell>
          <table:table-cell table:number-columns-repeated="2"/>
        </table:table-row>
      </table:table>
      <table:table table:name="Feuille2" table:style-name="ta1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4T07:52:34</meta:creation-date>
    <dc:date>2012-08-24T18:08:31</dc:date>
    <meta:editing-duration>PT8M52S</meta:editing-duration>
    <meta:editing-cycles>1</meta:editing-cycles>
    <meta:document-statistic meta:table-count="3" meta:cell-count="73" meta:object-count="0"/>
    <meta:generator>LibreOffice/3.5$Linux_x86 LibreOffice_project/350m1$Build-2</meta:generator>
  </office:meta>
</office:document-meta>
</file>